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f76e" officeooo:paragraph-rsid="001bdbd8"/>
    </style:style>
    <style:style style:name="P2" style:family="paragraph" style:parent-style-name="Standard">
      <style:text-properties officeooo:rsid="001bdbd8" officeooo:paragraph-rsid="001bdbd8"/>
    </style:style>
    <style:style style:name="P3" style:family="paragraph" style:parent-style-name="Standard">
      <style:text-properties officeooo:rsid="001d16e4" officeooo:paragraph-rsid="001d16e4"/>
    </style:style>
    <style:style style:name="T1" style:family="text">
      <style:text-properties officeooo:rsid="001a5ef5"/>
    </style:style>
    <style:style style:name="T2" style:family="text">
      <style:text-properties officeooo:rsid="001aa859"/>
    </style:style>
    <style:style style:name="T3" style:family="text">
      <style:text-properties officeooo:rsid="001d16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</text:p>
      <text:p text:style-name="P1"><text:tab/>La función decidir lo que hace es, preguntar si queremos hacer una acción y en base a la respuesta que <text:span text:style-name="T2">se</text:span> eli<text:span text:style-name="T2">g</text:span>e s<text:span text:style-name="T2">e</text:span> ejecuta o no. Los <text:span text:style-name="T1">parámetros</text:span> que toman son las instrucciones que <text:span text:style-name="T1">es la que nosotros le mandemos, lo primero que hace es un echo demostrando cual es la instrucción que mandamos por parámetro y luego pregunta si queremos realizarla, esa misma opción la guarda en la variable respuesta y luego la ejecuta si elegimos S/s dicha instrucción mandada por parámetro y si no un break para salir del while.</text:span></text:p>
      <text:p text:style-name="P2"/>
      <text:p text:style-name="P2"/>
      <text:p text:style-name="P2"><text:tab/><text:span text:style-name="T3">Se agregaron dos opciones en el supermenu, la opcion h) y la opcion i)</text:span></text:p>
      <text:p text:style-name="P2"/>
      <text:p text:style-name="P2"/>
      <text:p text:style-name="P2"/>
      <text:p text:style-name="P3">La opción h) lo que hace es un ls -la, así mismo viendo todos los archivos visibles y ocultos del repositorio local con su respectivos permisos de dichos archivos, luego lo redirecciona a canitdadArchivos.txt con un ls -la &gt; cantiadArchivos.txt.</text:p>
      <text:p text:style-name="P3">La opción i) lo que hace es un echo mostrando en pantalla que ingrese una palabra y la almacena en la variable $mensaje1, luego otro echo mostrando en pantalla que ingrese el nombre de un archivo del repositorio que quiera buscar esa misma palabra y la almacena en la variable $mensaje2, luego hace un grep $mensaje1 $mensaje2 para mostrar dicha búsqueda y esas mismas las va concatenando en busquedasTotales.txt, despues de eso llama a la función decidir y pregunta si quiere visualizar todas las busquedasTotales.tx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20:54:45.364987574</meta:creation-date>
    <dc:date>2020-04-04T01:21:07.974407915</dc:date>
    <meta:editing-duration>PT3H35M19S</meta:editing-duration>
    <meta:editing-cycles>1</meta:editing-cycles>
    <meta:document-statistic meta:table-count="0" meta:image-count="0" meta:object-count="0" meta:page-count="1" meta:paragraph-count="5" meta:word-count="232" meta:character-count="1350" meta:non-whitespace-character-count="1120"/>
    <meta:generator>LibreOffice/6.0.7.3$Linux_X86_64 LibreOffice_project/00m0$Build-3</meta:generator>
  </office:meta>
</office:document-meta>
</file>